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4pt" officeooo:rsid="000bed0a" officeooo:paragraph-rsid="000bed0a" style:font-size-asian="14pt" style:font-size-complex="14pt"/>
    </style:style>
    <style:style style:name="P2" style:family="paragraph" style:parent-style-name="Standard">
      <style:text-properties fo:font-size="14pt" officeooo:rsid="000bed0a" officeooo:paragraph-rsid="000bed0a" style:font-size-asian="14pt" style:font-size-complex="14pt"/>
    </style:style>
    <style:style style:name="P3" style:family="paragraph" style:parent-style-name="Standard">
      <style:text-properties fo:font-size="14pt" officeooo:paragraph-rsid="000bed0a" style:font-size-asian="14pt" style:font-size-complex="14pt"/>
    </style:style>
    <style:style style:name="P4" style:family="paragraph" style:parent-style-name="Standard">
      <style:text-properties fo:color="#00a933" fo:font-size="14pt" officeooo:rsid="000bed0a" officeooo:paragraph-rsid="000bed0a" style:font-size-asian="14pt" style:font-size-complex="14pt"/>
    </style:style>
    <style:style style:name="P5" style:family="paragraph" style:parent-style-name="Standard">
      <style:text-properties fo:color="#000000" fo:font-size="14pt" officeooo:rsid="000dcf28" officeooo:paragraph-rsid="000dcf28" style:font-size-asian="14pt" style:font-size-complex="14pt"/>
    </style:style>
    <style:style style:name="P6" style:family="paragraph" style:parent-style-name="Standard">
      <style:text-properties fo:color="#000000" fo:font-size="14pt" officeooo:rsid="000e8609" officeooo:paragraph-rsid="000e8609" style:font-size-asian="14pt" style:font-size-complex="14pt"/>
    </style:style>
    <style:style style:name="P7" style:family="paragraph" style:parent-style-name="Standard">
      <style:text-properties fo:color="#000000" fo:font-size="14pt" officeooo:rsid="000f0ba6" officeooo:paragraph-rsid="000f0ba6" style:font-size-asian="14pt" style:font-size-complex="14pt"/>
    </style:style>
    <style:style style:name="T1" style:family="text">
      <style:text-properties officeooo:rsid="000bed0a"/>
    </style:style>
    <style:style style:name="T2" style:family="text">
      <style:text-properties fo:color="#00a933"/>
    </style:style>
    <style:style style:name="T3" style:family="text">
      <style:text-properties fo:color="#000000"/>
    </style:style>
    <style:style style:name="T4" style:family="text">
      <style:text-properties officeooo:rsid="000dcf28"/>
    </style:style>
    <style:style style:name="T5" style:family="text">
      <style:text-properties fo:color="#bf0041" fo:font-size="16pt" style:font-size-asian="16pt" style:font-size-complex="16pt"/>
    </style:style>
    <style:style style:name="T6" style:family="text">
      <style:text-properties fo:color="#bf0041" fo:font-size="16pt" officeooo:rsid="000bed0a" style:font-size-asian="16pt" style:font-size-complex="16pt"/>
    </style:style>
    <style:style style:name="T7" style:family="text">
      <style:text-properties officeooo:rsid="000e86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UTA TRABAJO GIT</text:p>
      <text:p text:style-name="P2"/>
      <text:p text:style-name="P2">1.- Abrimos VS</text:p>
      <text:p text:style-name="P3"><text:span text:style-name="T1">2.- Abro rama y entro en ella: </text:span><text:span text:style-name="T6">git checkout -b (nombre)</text:span></text:p>
      <text:p text:style-name="P2"><text:tab/>2.1.- <text:span text:style-name="T3">Solo crear rama: </text:span><text:span text:style-name="T5">git branch </text:span></text:p>
      <text:p text:style-name="P2"><text:span text:style-name="T2"><text:tab/></text:span><text:span text:style-name="T3">2.2.-</text:span><text:span text:style-name="T2"> </text:span><text:span text:style-name="T3">Para cambiar de rama a main: </text:span><text:span text:style-name="T5">git checkout main</text:span></text:p>
      <text:p text:style-name="P4"/>
      <text:p text:style-name="P1">3.- Trabajar y pushear con frecuencia haciendo commits muy descriptivos</text:p>
      <text:p text:style-name="P1"><text:tab/>3.1.- git add -A, git commit -m “xxxxx”, git push origin (nombre de rama) <text:tab/><text:tab/><text:tab/>NUNCA A MAIN</text:p>
      <text:p text:style-name="P1">4.- Antes de unir mi rama a main SIEMPRE hacer un <text:span text:style-name="T5">pull request</text:span> (es mucho más fácil solucionar <text:span text:style-name="T4">conflicto</text:span> en un pull request que es un push ya subido <text:span text:style-name="T4">a main</text:span>)</text:p>
      <text:p text:style-name="P5">5.- Hacemos <text:span text:style-name="T5">pull request,</text:span> si se aceptan los cambios se fusiona directamente a MAIN <text:span text:style-name="T7">remoto</text:span>. SIEMPRE borrar la rama mergeada en el repo y en local: <text:span text:style-name="T5">git branch -d </text:span>(nombre de la rama)</text:p>
      <text:p text:style-name="P6">6.- <text:s/>git pull en main</text:p>
      <text:p text:style-name="P6">7.- git merge hamburguesa desde la rama hamburguesa</text:p>
      <text:p text:style-name="P6">8.- git push origin hamburguesa</text:p>
      <text:p text:style-name="P6"/>
      <text:p text:style-name="P6"/>
      <text:p text:style-name="P7">JAVI</text:p>
      <text:p text:style-name="P7"/>
      <text:p text:style-name="P6">pull request a javi</text:p>
      <text:p text:style-name="P6">si acepta, javi se pasa a main git checkout main</text:p>
      <text:p text:style-name="P7">git fetch upstream</text:p>
      <text:p text:style-name="P7">git merge upstream/main</text:p>
      <text:p text:style-name="P7">git push origin main</text:p>
      <text:p text:style-name="P7">git checkout javi</text:p>
      <text:p text:style-name="P7">git merge main</text:p>
      <text:p text:style-name="P7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4T12:40:36.027676802</meta:creation-date>
    <dc:date>2021-01-25T16:14:09.025529542</dc:date>
    <meta:editing-duration>PT13M59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20" meta:word-count="173" meta:character-count="934" meta:non-whitespace-character-count="773"/>
  </office:meta>
</office:document-meta>
</file>